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1192" calcext:value-type="float">
            <text:p>60.5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512" calcext:value-type="float">
            <text:p>60.4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9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7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7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7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7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6456" calcext:value-type="float">
            <text:p>52.4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6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5408" calcext:value-type="float">
            <text:p>49.3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6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6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6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5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5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5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5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5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5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5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5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5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35</text:p>
          </table:table-cell>
          <table:table-cell office:value-type="string" calcext:value-type="string">
            <text:p>Buffalo Stadium Quad</text:p>
          </table:table-cell>
          <table:table-cell office:value-type="string" calcext:value-type="string">
            <text:p>194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2" meta:object-count="0"/>
    <meta:user-defined meta:name="AppVersion">3.0</meta:user-defined>
  </office:meta>
</office:document-meta>
</file>